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088e" officeooo:paragraph-rsid="000e08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izaSyBvVsFc-B9-xQdi_f8mCFrD8zfzG63OMhM</text:p>
      <text:p text:style-name="Standard">客户端：389947528870-b4acgv4jrdj4dd3ufnp5c6jtmai4dfem.apps.googleusercontent.com</text:p>
      <text:p text:style-name="Standard">密钥：Ur4pKlixdutteYVqZU-ARcrv</text:p>
      <text:p text:style-name="P1">1w:97</text:p>
      <text:p text:style-name="P1">tw:113</text:p>
      <text:p text:style-name="P1">xw:113</text:p>
      <text:p text:style-name="P1">jk:5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0:31:23.110474219</meta:creation-date>
    <dc:date>2021-05-04T15:33:05.297922328</dc:date>
    <meta:editing-duration>PT13M2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4" meta:character-count="164" meta:non-whitespace-character-count="164"/>
  </office:meta>
</office:document-meta>
</file>